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Verdana1"/>
    </style:style>
    <style:style style:name="T4" style:family="text">
      <style:text-properties style:font-name="Verdana1" fo:font-weight="bold"/>
    </style:style>
    <style:style style:name="T5" style:family="text">
      <style:text-properties style:font-name="Verdana1" fo:font-size="14pt"/>
    </style:style>
    <style:style style:name="T6" style:family="text">
      <style:text-properties style:font-name="Verdana1" fo:font-size="14pt" fo:font-weight="bold"/>
    </style:style>
    <style:style style:name="T7" style:family="text">
      <style:text-properties style:font-name="Verdana1" fo:font-size="14pt" fo:font-style="italic"/>
    </style:style>
    <style:style style:name="T8" style:family="text">
      <style:text-properties fo:font-size="14pt"/>
    </style:style>
    <style:style style:name="T9" style:family="text">
      <style:text-properties fo:font-size="14pt" style:text-underline-style="solid" style:text-underline-width="auto" style:text-underline-color="font-color" fo:font-weight="bold"/>
    </style:style>
    <style:style style:name="T10" style:family="text">
      <style:text-properties style:text-underline-style="solid" style:text-underline-width="auto" style:text-underline-color="font-color" fo:font-weight="bold"/>
    </style:style>
    <style:style style:name="T11" style:family="text">
      <style:text-properties fo:font-size="7pt"/>
    </style:style>
    <style:style style:name="T12" style:family="text">
      <style:text-properties fo:font-size="18pt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ef &amp; Veggie Meatloaf</text:p>
      <text:p text:style-name="Standard">This meatloaf recipe is a great way to add some extra vegetables to your meal. The meatloaf comes out super moist and delicious. My family enjoys it very much. I have even used the same recipe and made them into meatballs. I served buttered spinach fettuccine noodles and a salad with this meal. The recipe below makes 2 meatloaves. If that is more than you need you can cut the recipe in half or freeze one for another meal. </text:p>
      <text:p text:style-name="Standard"><text:bookmark text:name="aswift_0_expand"/><text:bookmark text:name="aswift_0_anchor"/><text:line-break/><text:line-break/><text:line-break/>Beef &amp; Veggie Meatloaf<text:line-break/><text:line-break/>2 ½ to 3lbs hamburger<text:line-break/>1 onion<text:line-break/>3 medium to large mushrooms<text:line-break/>1 large carrot, peeled<text:line-break/>2 eggs<text:line-break/>2t minced garlic<text:line-break/>1t salt<text:line-break/>1t pepper<text:line-break/>½ t seasoning salt<text:line-break/><text:line-break/><text:line-break/>Put hamburger in a large mixing bowl. Now take the onion, mushrooms and carrot and puree them in your food processor. Add them to the hamburger in the bowl.<text:line-break/><text:line-break/>Now add the eggs and spices…<text:line-break/><text:line-break/>Using your hands mix everything until well combined.<text:line-break/><text:line-break/>Divide between two loaf pans.<text:line-break/><text:line-break/>Optionally, if you would like you can drizzle a little bbq sauce over the top before baking.<text:line-break/><text:line-break/>Bake at 350 for about 1 hour. There will be more juices than you would have normally for meatloaf. I carefully pour them off before serving. <text:line-break/><text:line-break/>Enjoy!! :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3:27.02</meta:creation-date>
    <dc:date>2017-05-06T13:41:14.25</dc:date>
    <dc:creator>Crystal Miller</dc:creator>
    <meta:editing-duration>PT7H18M17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3" meta:word-count="209" meta:character-count="1139"/>
  </office:meta>
</office:document-meta>
</file>